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ntikirjanpi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itkanen</meta:initial-creator>
    <meta:creation-date>2013-03-12T15:23:45</meta:creation-date>
    <dc:date>2013-03-12T15:24:17</dc:date>
    <dc:creator>Teemu Pitkanen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3.5$Linux_X86_64 LibreOffice_project/350m1$Build-2</meta:generator>
  </office:meta>
</office:document-meta>
</file>